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9cm" fo:min-width="0.759cm"/>
    </style:style>
    <style:style style:name="gr2" style:family="graphic" style:parent-style-name="standard">
      <style:graphic-properties draw:fill-color="#6600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07cm" fo:min-width="0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22cm"/>
    </style:style>
    <style:style style:name="gr10" style:family="graphic" style:parent-style-name="standard">
      <style:graphic-properties draw:stroke="none" svg:stroke-color="#000000" draw:fill="none" draw:fill-color="#ffffff" fo:min-height="0.409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6600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cc00cc"/>
    </style:style>
    <style:style style:name="P7" style:family="paragraph">
      <loext:graphic-properties draw:fill="none" draw:fill-color="#ffffff"/>
      <style:text-properties fo:color="#cc00cc"/>
    </style:style>
    <style:style style:name="P8" style:family="paragraph">
      <style:text-properties fo:color="#cc0066"/>
    </style:style>
    <style:style style:name="P9" style:family="paragraph">
      <loext:graphic-properties draw:fill="none" draw:fill-color="#ffffff"/>
      <style:text-properties fo:color="#cc0066"/>
    </style:style>
    <style:style style:name="P10" style:family="paragraph">
      <style:text-properties fo:color="#996699"/>
    </style:style>
    <style:style style:name="P11" style:family="paragraph">
      <loext:graphic-properties draw:fill="none" draw:fill-color="#ffffff"/>
      <style:text-properties fo:color="#996699"/>
    </style:style>
    <style:style style:name="T1" style:family="text">
      <style:text-properties fo:color="#cc00cc"/>
    </style:style>
    <style:style style:name="T2" style:family="text">
      <style:text-properties fo:color="#cc0066"/>
    </style:style>
    <style:style style:name="T3" style:family="text">
      <style:text-properties fo:color="#9966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.779cm" svg:height="1.779cm" svg:x="1.075cm" svg:y="2.1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74cm" svg:height="0.274cm" svg:x="1.843cm" svg:y="3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3" draw:layer="layout" svg:width="0.321cm" svg:height="0.32cm" svg:x="1.824cm" svg:y="3.9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1.779cm" svg:height="1.779cm" draw:transform="rotate (-1.5707963267949) translate (7.853cm 2.1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draw:transform="rotate (-1.5707963267949) translate (6.451cm 2.9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6.824cm" svg:y="3.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1.779cm" svg:height="1.779cm" draw:transform="rotate (-3.14159265358979) translate (12.851cm 3.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draw:transform="rotate (-3.14159265358979) translate (12.083cm 2.5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11.824cm" svg:y="3.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1.779cm" svg:height="1.779cm" draw:transform="rotate (1.5707963267949) translate (16.075cm 3.9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draw:transform="rotate (1.5707963267949) translate (17.477cm 3.16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16.824cm" svg:y="3.98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" draw:text-style-name="P1" draw:layer="layout" svg:width="1.779cm" svg:height="1.779cm" svg:x="21.075cm" svg:y="2.15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74cm" svg:height="0.274cm" svg:x="21.843cm" svg:y="3.5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3" draw:layer="layout" svg:width="0.321cm" svg:height="0.32cm" svg:x="21.824cm" svg:y="3.98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" draw:text-style-name="P1" draw:layer="layout" svg:width="1.779cm" svg:height="1.779cm" draw:transform="rotate (-1.5707963267949) translate (27.853cm 2.152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2" draw:layer="layout" svg:width="0.274cm" svg:height="0.274cm" draw:transform="rotate (-1.5707963267949) translate (26.449cm 2.92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" draw:text-style-name="P3" draw:layer="layout" svg:width="0.321cm" svg:height="0.32cm" svg:x="26.824cm" svg:y="3.9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1.779cm" svg:height="1.779cm" svg:x="1.1cm" svg:y="7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svg:x="1.868cm" svg:y="9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1.849cm" svg:y="9.626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779cm" svg:height="1.779cm" draw:transform="rotate (-1.5707963267949) translate (7.878cm 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6.476cm 8.5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21cm" svg:height="0.32cm" svg:x="6.849cm" svg:y="9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21cm" svg:height="0.32cm" svg:x="11.849cm" svg:y="9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21cm" svg:height="0.32cm" svg:x="16.849cm" svg:y="9.62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" draw:text-style-name="P1" draw:layer="layout" svg:width="1.779cm" svg:height="1.779cm" svg:x="21.1cm" svg:y="7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svg:x="21.868cm" svg:y="9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21.849cm" svg:y="9.626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0.321cm" svg:height="0.32cm" svg:x="26.849cm" svg:y="9.62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" draw:text-style-name="P1" draw:layer="layout" svg:width="1.779cm" svg:height="1.779cm" svg:x="1cm" svg:y="13.8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svg:x="1.768cm" svg:y="15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1.749cm" svg:y="15.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779cm" svg:height="1.779cm" draw:transform="rotate (-1.5707963267949) translate (7.778cm 13.8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74cm" svg:height="0.274cm" draw:transform="rotate (-1.5707963267949) translate (6.376cm 14.6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layout" svg:width="0.321cm" svg:height="0.32cm" svg:x="6.749cm" svg:y="15.6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779cm" svg:height="1.779cm" draw:transform="rotate (-3.14159265358979) translate (12.776cm 15.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74cm" svg:height="0.274cm" draw:transform="rotate (-3.14159265358979) translate (12.008cm 14.2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layout" svg:width="0.321cm" svg:height="0.32cm" svg:x="11.749cm" svg:y="15.6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779cm" svg:height="1.779cm" draw:transform="rotate (1.5707963267949) translate (16cm 15.6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74cm" svg:height="0.274cm" draw:transform="rotate (1.5707963267949) translate (17.402cm 14.8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3" draw:layer="layout" svg:width="0.321cm" svg:height="0.32cm" svg:x="16.749cm" svg:y="15.6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" draw:text-style-name="P1" draw:layer="layout" svg:width="1.779cm" svg:height="1.779cm" svg:x="21cm" svg:y="13.8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svg:x="21.768cm" svg:y="15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21.749cm" svg:y="15.6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779cm" svg:height="1.779cm" draw:transform="rotate (-1.5707963267949) translate (27.778cm 13.8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draw:transform="rotate (-1.5707963267949) translate (26.374cm 14.6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26.749cm" svg:y="15.66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0.274cm" svg:height="0.274cm" draw:transform="rotate (-1.5707963267949) translate (2.741cm 14.6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7.037cm 15.2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11.286cm 14.6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17.076cm 13.8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17.076cm 13.8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22.695cm 14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27.022cm 15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1.173cm" svg:height="0.993cm" draw:transform="skewX (-0.288153859504264) rotate (0.641932098883514) translate (1.107cm 2.103cm)" svg:viewBox="0 0 1174 994" svg:d="M0 0c292 10 627-26 881 183 241 198 219 493 293 745l-35 66">
          <text:p/>
        </draw:path>
        <draw:path draw:style-name="gr4" draw:text-style-name="P4" draw:layer="layout" svg:width="1.263cm" svg:height="1.107cm" draw:transform="skewX (-0.108384946548848) rotate (0.731118423660425) translate (5.977cm 2.241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10.958cm 2.214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15.993cm 2.158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20.974cm 2.186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26.037cm 2.214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1.163cm 7.858cm)" svg:viewBox="0 0 1264 1108" svg:d="M0 0c314 11 675-29 948 203 260 222 236 551 316 832l-37 73">
          <text:p/>
        </draw:path>
        <draw:path draw:style-name="gr5" draw:text-style-name="P4" draw:layer="layout" svg:width="1.263cm" svg:height="1.107cm" draw:transform="skewX (-0.108384946548848) rotate (0.731118423660425) translate (11.057cm 7.875cm)" svg:viewBox="0 0 1264 1108" svg:d="M0 0c314 11 675-29 948 203 260 222 236 551 316 832l-37 73">
          <text:p/>
        </draw:path>
        <draw:path draw:style-name="gr4" draw:text-style-name="P4" draw:layer="layout" svg:width="1.173cm" svg:height="0.993cm" draw:transform="skewX (-0.288153859504264) rotate (0.641932098883514) translate (0.999999999999995cm 13.779cm)" svg:viewBox="0 0 1174 994" svg:d="M0 0c292 10 627-26 881 183 241 198 219 493 293 745l-35 66">
          <text:p/>
        </draw:path>
        <draw:path draw:style-name="gr4" draw:text-style-name="P4" draw:layer="layout" svg:width="1.263cm" svg:height="1.107cm" draw:transform="skewX (-0.108384946548848) rotate (0.731118423660425) translate (5.87cm 13.917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10.851cm 13.89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15.886cm 13.834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20.867cm 13.862cm)" svg:viewBox="0 0 1264 1108" svg:d="M0 0c314 11 675-29 948 203 260 222 236 551 316 832l-37 73">
          <text:p/>
        </draw:path>
        <draw:path draw:style-name="gr4" draw:text-style-name="P4" draw:layer="layout" svg:width="1.263cm" svg:height="1.107cm" draw:transform="skewX (-0.108384946548848) rotate (0.731118423660425) translate (25.93cm 13.89cm)" svg:viewBox="0 0 1264 1108" svg:d="M0 0c314 11 675-29 948 203 260 222 236 551 316 832l-37 73">
          <text:p/>
        </draw:path>
        <draw:g>
          <draw:line draw:style-name="gr6" draw:text-style-name="P4" draw:layer="layout" svg:x1="1.162cm" svg:y1="6.004cm" svg:x2="1.799cm" svg:y2="6.004cm">
            <text:p/>
          </draw:line>
          <draw:line draw:style-name="gr6" draw:text-style-name="P4" draw:layer="layout" svg:x1="1.826cm" svg:y1="4.787cm" svg:x2="1.826cm" svg:y2="6.032cm">
            <text:p/>
          </draw:line>
          <draw:line draw:style-name="gr6" draw:text-style-name="P4" draw:layer="layout" svg:x1="2.2cm" svg:y1="4.8cm" svg:x2="1.799cm" svg:y2="4.815cm">
            <text:p/>
          </draw:line>
          <draw:line draw:style-name="gr6" draw:text-style-name="P4" draw:layer="layout" svg:x1="2.2cm" svg:y1="5.99cm" svg:x2="2.2cm" svg:y2="4.814cm">
            <text:p/>
          </draw:line>
          <draw:line draw:style-name="gr6" draw:text-style-name="P4" draw:layer="layout" svg:x1="3.625cm" svg:y1="6.017cm" svg:x2="2.2cm" svg:y2="6.017cm">
            <text:p/>
          </draw:line>
        </draw:g>
        <draw:g>
          <draw:line draw:style-name="gr6" draw:text-style-name="P4" draw:layer="layout" svg:x1="21.147cm" svg:y1="6.025cm" svg:x2="21.784cm" svg:y2="6.025cm">
            <text:p/>
          </draw:line>
          <draw:line draw:style-name="gr6" draw:text-style-name="P4" draw:layer="layout" svg:x1="21.811cm" svg:y1="4.808cm" svg:x2="21.811cm" svg:y2="6.053cm">
            <text:p/>
          </draw:line>
          <draw:line draw:style-name="gr6" draw:text-style-name="P4" draw:layer="layout" svg:x1="22.185cm" svg:y1="4.821cm" svg:x2="21.784cm" svg:y2="4.836cm">
            <text:p/>
          </draw:line>
          <draw:line draw:style-name="gr6" draw:text-style-name="P4" draw:layer="layout" svg:x1="22.185cm" svg:y1="6.011cm" svg:x2="22.185cm" svg:y2="4.835cm">
            <text:p/>
          </draw:line>
          <draw:line draw:style-name="gr6" draw:text-style-name="P4" draw:layer="layout" svg:x1="23.61cm" svg:y1="6.038cm" svg:x2="22.185cm" svg:y2="6.038cm">
            <text:p/>
          </draw:line>
        </draw:g>
        <draw:g>
          <draw:line draw:style-name="gr6" draw:text-style-name="P4" draw:layer="layout" svg:x1="1.164cm" svg:y1="11.982cm" svg:x2="1.801cm" svg:y2="11.982cm">
            <text:p/>
          </draw:line>
          <draw:line draw:style-name="gr6" draw:text-style-name="P4" draw:layer="layout" svg:x1="1.828cm" svg:y1="10.765cm" svg:x2="1.828cm" svg:y2="12.01cm">
            <text:p/>
          </draw:line>
          <draw:line draw:style-name="gr6" draw:text-style-name="P4" draw:layer="layout" svg:x1="2.202cm" svg:y1="10.778cm" svg:x2="1.801cm" svg:y2="10.793cm">
            <text:p/>
          </draw:line>
          <draw:line draw:style-name="gr6" draw:text-style-name="P4" draw:layer="layout" svg:x1="2.202cm" svg:y1="11.968cm" svg:x2="2.202cm" svg:y2="10.792cm">
            <text:p/>
          </draw:line>
          <draw:line draw:style-name="gr6" draw:text-style-name="P4" draw:layer="layout" svg:x1="3.627cm" svg:y1="11.995cm" svg:x2="2.202cm" svg:y2="11.995cm">
            <text:p/>
          </draw:line>
        </draw:g>
        <draw:g>
          <draw:line draw:style-name="gr6" draw:text-style-name="P4" draw:layer="layout" svg:x1="21.128cm" svg:y1="11.983cm" svg:x2="21.765cm" svg:y2="11.983cm">
            <text:p/>
          </draw:line>
          <draw:line draw:style-name="gr6" draw:text-style-name="P4" draw:layer="layout" svg:x1="21.792cm" svg:y1="10.766cm" svg:x2="21.792cm" svg:y2="12.011cm">
            <text:p/>
          </draw:line>
          <draw:line draw:style-name="gr6" draw:text-style-name="P4" draw:layer="layout" svg:x1="22.166cm" svg:y1="10.779cm" svg:x2="21.765cm" svg:y2="10.794cm">
            <text:p/>
          </draw:line>
          <draw:line draw:style-name="gr6" draw:text-style-name="P4" draw:layer="layout" svg:x1="22.166cm" svg:y1="11.969cm" svg:x2="22.166cm" svg:y2="10.793cm">
            <text:p/>
          </draw:line>
          <draw:line draw:style-name="gr6" draw:text-style-name="P4" draw:layer="layout" svg:x1="23.591cm" svg:y1="11.996cm" svg:x2="22.166cm" svg:y2="11.996cm">
            <text:p/>
          </draw:line>
        </draw:g>
        <draw:g>
          <draw:line draw:style-name="gr6" draw:text-style-name="P4" draw:layer="layout" svg:x1="1cm" svg:y1="17.959cm" svg:x2="1.637cm" svg:y2="17.959cm">
            <text:p/>
          </draw:line>
          <draw:line draw:style-name="gr6" draw:text-style-name="P4" draw:layer="layout" svg:x1="1.664cm" svg:y1="16.742cm" svg:x2="1.664cm" svg:y2="17.987cm">
            <text:p/>
          </draw:line>
          <draw:line draw:style-name="gr6" draw:text-style-name="P4" draw:layer="layout" svg:x1="2.038cm" svg:y1="16.755cm" svg:x2="1.637cm" svg:y2="16.77cm">
            <text:p/>
          </draw:line>
          <draw:line draw:style-name="gr6" draw:text-style-name="P4" draw:layer="layout" svg:x1="2.038cm" svg:y1="17.945cm" svg:x2="2.038cm" svg:y2="16.769cm">
            <text:p/>
          </draw:line>
          <draw:line draw:style-name="gr6" draw:text-style-name="P4" draw:layer="layout" svg:x1="3.463cm" svg:y1="17.972cm" svg:x2="2.038cm" svg:y2="17.972cm">
            <text:p/>
          </draw:line>
        </draw:g>
        <draw:g>
          <draw:line draw:style-name="gr6" draw:text-style-name="P4" draw:layer="layout" svg:x1="6.044cm" svg:y1="17.98cm" svg:x2="6.681cm" svg:y2="17.98cm">
            <text:p/>
          </draw:line>
          <draw:line draw:style-name="gr6" draw:text-style-name="P4" draw:layer="layout" svg:x1="6.708cm" svg:y1="16.763cm" svg:x2="6.708cm" svg:y2="18.008cm">
            <text:p/>
          </draw:line>
          <draw:line draw:style-name="gr6" draw:text-style-name="P4" draw:layer="layout" svg:x1="7.082cm" svg:y1="16.776cm" svg:x2="6.681cm" svg:y2="16.791cm">
            <text:p/>
          </draw:line>
          <draw:line draw:style-name="gr6" draw:text-style-name="P4" draw:layer="layout" svg:x1="7.082cm" svg:y1="17.966cm" svg:x2="7.082cm" svg:y2="16.79cm">
            <text:p/>
          </draw:line>
          <draw:line draw:style-name="gr6" draw:text-style-name="P4" draw:layer="layout" svg:x1="8.507cm" svg:y1="17.993cm" svg:x2="7.082cm" svg:y2="17.993cm">
            <text:p/>
          </draw:line>
        </draw:g>
        <draw:line draw:style-name="gr6" draw:text-style-name="P4" draw:layer="layout" svg:x1="3.59cm" svg:y1="6.018cm" svg:x2="21.125cm" svg:y2="6.039cm">
          <text:p/>
        </draw:line>
        <draw:line draw:style-name="gr6" draw:text-style-name="P4" draw:layer="layout" svg:x1="3.403cm" svg:y1="17.971cm" svg:x2="6.08cm" svg:y2="17.971cm">
          <text:p/>
        </draw:line>
        <draw:g>
          <draw:line draw:style-name="gr6" draw:text-style-name="P4" draw:layer="layout" svg:x1="20.923cm" svg:y1="18.036cm" svg:x2="21.56cm" svg:y2="18.036cm">
            <text:p/>
          </draw:line>
          <draw:line draw:style-name="gr6" draw:text-style-name="P4" draw:layer="layout" svg:x1="21.587cm" svg:y1="16.819cm" svg:x2="21.587cm" svg:y2="18.064cm">
            <text:p/>
          </draw:line>
          <draw:line draw:style-name="gr6" draw:text-style-name="P4" draw:layer="layout" svg:x1="21.961cm" svg:y1="16.832cm" svg:x2="21.56cm" svg:y2="16.847cm">
            <text:p/>
          </draw:line>
          <draw:line draw:style-name="gr6" draw:text-style-name="P4" draw:layer="layout" svg:x1="21.961cm" svg:y1="18.022cm" svg:x2="21.961cm" svg:y2="16.846cm">
            <text:p/>
          </draw:line>
          <draw:line draw:style-name="gr6" draw:text-style-name="P4" draw:layer="layout" svg:x1="23.386cm" svg:y1="18.049cm" svg:x2="21.961cm" svg:y2="18.049cm">
            <text:p/>
          </draw:line>
        </draw:g>
        <draw:g>
          <draw:line draw:style-name="gr6" draw:text-style-name="P4" draw:layer="layout" svg:x1="25.967cm" svg:y1="18.057cm" svg:x2="26.604cm" svg:y2="18.057cm">
            <text:p/>
          </draw:line>
          <draw:line draw:style-name="gr6" draw:text-style-name="P4" draw:layer="layout" svg:x1="26.631cm" svg:y1="16.84cm" svg:x2="26.631cm" svg:y2="18.085cm">
            <text:p/>
          </draw:line>
          <draw:line draw:style-name="gr6" draw:text-style-name="P4" draw:layer="layout" svg:x1="27.005cm" svg:y1="16.853cm" svg:x2="26.604cm" svg:y2="16.868cm">
            <text:p/>
          </draw:line>
          <draw:line draw:style-name="gr6" draw:text-style-name="P4" draw:layer="layout" svg:x1="27.005cm" svg:y1="18.043cm" svg:x2="27.005cm" svg:y2="16.867cm">
            <text:p/>
          </draw:line>
          <draw:line draw:style-name="gr6" draw:text-style-name="P4" draw:layer="layout" svg:x1="28.43cm" svg:y1="18.07cm" svg:x2="27.005cm" svg:y2="18.07cm">
            <text:p/>
          </draw:line>
        </draw:g>
        <draw:line draw:style-name="gr6" draw:text-style-name="P4" draw:layer="layout" svg:x1="23.326cm" svg:y1="18.048cm" svg:x2="26.003cm" svg:y2="18.048cm">
          <text:p/>
        </draw:line>
        <draw:line draw:style-name="gr6" draw:text-style-name="P4" draw:layer="layout" svg:x1="8.352cm" svg:y1="18.006cm" svg:x2="20.994cm" svg:y2="18.044cm">
          <text:p/>
        </draw:line>
        <draw:line draw:style-name="gr6" draw:text-style-name="P4" draw:layer="layout" svg:x1="23.255cm" svg:y1="6.053cm" svg:x2="28.35cm" svg:y2="6.014cm">
          <text:p/>
        </draw:line>
        <draw:g>
          <draw:g>
            <draw:custom-shape draw:style-name="gr1" draw:text-style-name="P1" draw:layer="layout" svg:width="1.779cm" svg:height="1.779cm" svg:x="11.099cm" svg:y="7.7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274cm" svg:height="0.274cm" svg:x="11.867cm" svg:y="9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" draw:text-style-name="P3" draw:layer="layout" svg:width="0.321cm" svg:height="0.32cm" svg:x="11.848cm" svg:y="9.6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.779cm" svg:height="1.779cm" draw:transform="rotate (1.5707963267949) translate (16.135cm 9.4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74cm" svg:height="0.274cm" draw:transform="rotate (1.5707963267949) translate (17.537cm 8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1.779cm" svg:height="1.779cm" draw:transform="rotate (-1.5707963267949) translate (27.953cm 7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74cm" svg:height="0.274cm" draw:transform="rotate (-1.5707963267949) translate (26.551cm 8.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4" draw:layer="layout" svg:width="1.263cm" svg:height="1.107cm" draw:transform="skewX (-0.108384946548848) rotate (0.731118423660425) translate (6.155cm 7.874cm)" svg:viewBox="0 0 1264 1108" svg:d="M0 0c314 11 675-29 948 203 260 222 236 551 316 832l-37 73">
          <text:p/>
        </draw:path>
        <draw:path draw:style-name="gr5" draw:text-style-name="P4" draw:layer="layout" svg:width="1.263cm" svg:height="1.107cm" draw:transform="skewX (-0.108384946548848) rotate (0.731118423660425) translate (16.192cm 7.797cm)" svg:viewBox="0 0 1264 1108" svg:d="M0 0c314 11 675-29 948 203 260 222 236 551 316 832l-37 73">
          <text:p/>
        </draw:path>
        <draw:path draw:style-name="gr5" draw:text-style-name="P4" draw:layer="layout" svg:width="1.263cm" svg:height="1.107cm" draw:transform="skewX (-0.108384946548848) rotate (0.731118423660425) translate (21.058cm 7.911cm)" svg:viewBox="0 0 1264 1108" svg:d="M0 0c314 11 675-29 948 203 260 222 236 551 316 832l-37 73">
          <text:p/>
        </draw:path>
        <draw:path draw:style-name="gr5" draw:text-style-name="P4" draw:layer="layout" svg:width="1.263cm" svg:height="1.107cm" draw:transform="skewX (-0.108384946548848) rotate (0.731118423660425) translate (26.116cm 7.833cm)" svg:viewBox="0 0 1264 1108" svg:d="M0 0c314 11 675-29 948 203 260 222 236 551 316 832l-37 73">
          <text:p/>
        </draw:path>
        <draw:g>
          <draw:line draw:style-name="gr6" draw:text-style-name="P4" draw:layer="layout" svg:x1="11.14cm" svg:y1="11.966cm" svg:x2="11.777cm" svg:y2="11.966cm">
            <text:p/>
          </draw:line>
          <draw:line draw:style-name="gr6" draw:text-style-name="P4" draw:layer="layout" svg:x1="11.804cm" svg:y1="10.749cm" svg:x2="11.804cm" svg:y2="11.994cm">
            <text:p/>
          </draw:line>
          <draw:line draw:style-name="gr6" draw:text-style-name="P4" draw:layer="layout" svg:x1="12.178cm" svg:y1="10.762cm" svg:x2="11.777cm" svg:y2="10.777cm">
            <text:p/>
          </draw:line>
          <draw:line draw:style-name="gr6" draw:text-style-name="P4" draw:layer="layout" svg:x1="12.178cm" svg:y1="11.952cm" svg:x2="12.178cm" svg:y2="10.776cm">
            <text:p/>
          </draw:line>
          <draw:line draw:style-name="gr6" draw:text-style-name="P4" draw:layer="layout" svg:x1="13.603cm" svg:y1="11.979cm" svg:x2="12.178cm" svg:y2="11.979cm">
            <text:p/>
          </draw:line>
        </draw:g>
        <draw:line draw:style-name="gr6" draw:text-style-name="P4" draw:layer="layout" svg:x1="3.464cm" svg:y1="11.998cm" svg:x2="11.296cm" svg:y2="11.975cm">
          <text:p/>
        </draw:line>
        <draw:line draw:style-name="gr6" draw:text-style-name="P4" draw:layer="layout" svg:x1="13.221cm" svg:y1="11.975cm" svg:x2="21.325cm" svg:y2="11.975cm">
          <text:p/>
        </draw:line>
        <draw:line draw:style-name="gr6" draw:text-style-name="P4" draw:layer="layout" svg:x1="23.272cm" svg:y1="11.998cm" svg:x2="28.321cm" svg:y2="11.976cm">
          <text:p/>
        </draw:line>
        <draw:frame draw:style-name="gr7" draw:text-style-name="P5" draw:layer="layout" svg:width="9.654cm" svg:height="0.962cm" svg:x="2.413cm" svg:y="0.383cm">
          <draw:text-box>
            <text:p>Single sensor – normal motion</text:p>
          </draw:text-box>
        </draw:frame>
        <draw:frame draw:style-name="gr7" draw:text-style-name="P5" draw:layer="layout" svg:width="9.654cm" svg:height="0.962cm" svg:x="2.145cm" svg:y="6.321cm">
          <draw:text-box>
            <text:p>Single sensor – rocking motion</text:p>
          </draw:text-box>
        </draw:frame>
        <draw:frame draw:style-name="gr7" draw:text-style-name="P5" draw:layer="layout" svg:width="9.654cm" svg:height="0.962cm" svg:x="2.374cm" svg:y="12.298cm">
          <draw:text-box>
            <text:p>Double sensor – normal motion</text:p>
          </draw:text-box>
        </draw:frame>
        <draw:frame draw:style-name="gr7" draw:text-style-name="P5" draw:layer="layout" svg:width="4.138cm" svg:height="0.962cm" svg:x="9.769cm" svg:y="18.543cm">
          <draw:text-box>
            <text:p>Wheel</text:p>
          </draw:text-box>
        </draw:frame>
        <draw:frame draw:style-name="gr7" draw:text-style-name="P5" draw:layer="layout" svg:width="3.218cm" svg:height="0.962cm" svg:x="15.171cm" svg:y="18.581cm">
          <draw:text-box>
            <text:p>Magnet</text:p>
          </draw:text-box>
        </draw:frame>
        <draw:frame draw:style-name="gr7" draw:text-style-name="P5" draw:layer="layout" svg:width="4.291cm" svg:height="0.962cm" svg:x="21.262cm" svg:y="18.619cm">
          <draw:text-box>
            <text:p>Sensor</text:p>
          </draw:text-box>
        </draw:frame>
        <draw:line draw:style-name="gr8" draw:text-style-name="P4" draw:layer="layout" svg:x1="11.033cm" svg:y1="18.351cm" svg:x2="7.471cm" svg:y2="14.75cm">
          <text:p/>
        </draw:line>
        <draw:line draw:style-name="gr8" draw:text-style-name="P4" draw:layer="layout" svg:x1="16.32cm" svg:y1="18.504cm" svg:x2="11.991cm" svg:y2="14.175cm">
          <text:p/>
        </draw:line>
        <draw:line draw:style-name="gr8" draw:text-style-name="P4" draw:layer="layout" svg:x1="22.182cm" svg:y1="18.581cm" svg:x2="17.24cm" svg:y2="16.052cm">
          <text:p/>
        </draw:line>
        <draw:frame draw:style-name="gr9" draw:text-style-name="P7" draw:layer="layout" svg:width="14.685cm" svg:height="1.172cm" svg:x="6.299cm" svg:y="4.65cm">
          <draw:text-box>
            <text:p text:style-name="P6"><text:span text:style-name="T1">… </text:span><text:span text:style-name="T1">or could is be going backwards?</text:span></text:p>
          </draw:text-box>
        </draw:frame>
        <draw:frame draw:style-name="gr10" draw:text-style-name="P9" draw:layer="layout" svg:width="17.211cm" svg:height="0.962cm" svg:x="3.003cm" svg:y="10.62cm">
          <draw:text-box>
            <text:p text:style-name="P8"><text:span text:style-name="T2">… </text:span><text:span text:style-name="T2">or rotating twice as fast?</text:span></text:p>
          </draw:text-box>
        </draw:frame>
        <draw:frame draw:style-name="gr11" draw:text-style-name="P11" draw:layer="layout" svg:width="16.406cm" svg:height="1.673cm" svg:x="6.262cm" svg:y="16.808cm">
          <draw:text-box>
            <text:p text:style-name="P10"><text:span text:style-name="T3">… </text:span><text:span text:style-name="T3">does this provide more information to work with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18:12:15.886459000</meta:creation-date>
    <dc:date>2017-07-11T21:34:31.172503000</dc:date>
    <meta:editing-duration>PT22M6S</meta:editing-duration>
    <meta:editing-cycles>5</meta:editing-cycles>
    <meta:generator>LibreOffice_Vanilla/5.2.3.5$MacOSX_X86_64 LibreOffice_project/83adc9c35c74e0badc710d981405858b1179a327</meta:generator>
    <meta:document-statistic meta:object-count="180"/>
  </office:meta>
</office:document-meta>
</file>